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cc81" officeooo:paragraph-rsid="0011cc81"/>
    </style:style>
    <style:style style:name="P2" style:family="paragraph" style:parent-style-name="Standard" style:list-style-name="L1">
      <style:paragraph-properties fo:line-height="100%"/>
      <style:text-properties fo:font-size="10.5pt" officeooo:paragraph-rsid="0011cc81" style:font-size-asian="10.5pt" style:font-size-complex="10.5pt"/>
    </style:style>
    <style:style style:name="P3" style:family="paragraph" style:parent-style-name="Standard" style:list-style-name="L1">
      <style:text-properties officeooo:rsid="0011cc81" officeooo:paragraph-rsid="00130bde"/>
    </style:style>
    <style:style style:name="P4" style:family="paragraph" style:parent-style-name="Standard" style:list-style-name="L1">
      <style:text-properties officeooo:rsid="00130bde" officeooo:paragraph-rsid="00130bde"/>
    </style:style>
    <style:style style:name="P5" style:family="paragraph" style:parent-style-name="Standard" style:list-style-name="L1">
      <style:text-properties officeooo:rsid="00147c74" officeooo:paragraph-rsid="00147c74"/>
    </style:style>
    <style:style style:name="P6" style:family="paragraph" style:parent-style-name="Standard" style:list-style-name="L1">
      <style:text-properties officeooo:rsid="00155e4a" officeooo:paragraph-rsid="00155e4a"/>
    </style:style>
    <style:style style:name="P7" style:family="paragraph" style:parent-style-name="Standard" style:list-style-name="L1">
      <style:text-properties officeooo:paragraph-rsid="0016fdc4"/>
    </style:style>
    <style:style style:name="P8" style:family="paragraph" style:parent-style-name="Standard" style:list-style-name="L1">
      <style:text-properties officeooo:rsid="0016fdc4" officeooo:paragraph-rsid="0016fdc4"/>
    </style:style>
    <style:style style:name="P9" style:family="paragraph" style:parent-style-name="Standard" style:list-style-name="L1">
      <style:text-properties officeooo:rsid="001880a7" officeooo:paragraph-rsid="001880a7"/>
    </style:style>
    <style:style style:name="P10" style:family="paragraph" style:parent-style-name="Standard" style:list-style-name="">
      <style:text-properties officeooo:rsid="0016fdc4" officeooo:paragraph-rsid="0016fdc4"/>
    </style:style>
    <style:style style:name="P11" style:family="paragraph" style:parent-style-name="Standard" style:list-style-name="L1">
      <style:paragraph-properties fo:break-before="page"/>
      <style:text-properties officeooo:rsid="0019686e" officeooo:paragraph-rsid="0019686e"/>
    </style:style>
    <style:style style:name="P12" style:family="paragraph" style:parent-style-name="Standard" style:list-style-name="L1">
      <style:text-properties officeooo:rsid="0019686e" officeooo:paragraph-rsid="0019686e"/>
    </style:style>
    <style:style style:name="P13" style:family="paragraph" style:parent-style-name="Standard">
      <style:text-properties officeooo:rsid="0019686e" officeooo:paragraph-rsid="0019686e"/>
    </style:style>
    <style:style style:name="P14" style:family="paragraph" style:parent-style-name="Standard" style:list-style-name="L1">
      <style:text-properties officeooo:rsid="001c1e23" officeooo:paragraph-rsid="001c1e23"/>
    </style:style>
    <style:style style:name="P15" style:family="paragraph" style:parent-style-name="Standard" style:list-style-name="L1">
      <style:text-properties officeooo:rsid="001c1e23" officeooo:paragraph-rsid="001e9439"/>
    </style:style>
    <style:style style:name="P16" style:family="paragraph" style:parent-style-name="Standard" style:list-style-name="L1">
      <style:text-properties officeooo:rsid="001fef6f" officeooo:paragraph-rsid="001fef6f"/>
    </style:style>
    <style:style style:name="T1" style:family="text">
      <style:text-properties fo:color="#cf8e6d" loext:opacity="100%" fo:font-family="'Liberation Mono'" style:font-family-generic="roman" style:font-pitch="variable" fo:font-style="normal" fo:font-weight="normal" style:font-style-asian="normal" style:font-weight-asian="normal"/>
    </style:style>
    <style:style style:name="T2" style:family="text">
      <style:text-properties fo:color="#56a8f5" loext:opacity="100%" fo:font-family="'Liberation Mono'" style:font-family-generic="roman" style:font-pitch="variable" fo:font-style="normal" fo:font-weight="normal" style:font-style-asian="normal" style:font-weight-asian="normal"/>
    </style:style>
    <style:style style:name="T3" style:family="text">
      <style:text-properties fo:color="#bcbec4" loext:opacity="100%" fo:font-family="'Liberation Mono'" style:font-family-generic="roman" style:font-pitch="variable" fo:font-style="normal" fo:font-weight="normal" style:font-style-asian="normal" style:font-weight-asian="normal"/>
    </style:style>
    <style:style style:name="T4" style:family="text">
      <style:text-properties fo:color="#2aacb8" loext:opacity="100%" fo:font-family="'Liberation Mono'" style:font-family-generic="roman" style:font-pitch="variable" fo:font-style="normal" fo:font-weight="normal" style:font-style-asian="normal" style:font-weight-asian="normal"/>
    </style:style>
    <style:style style:name="T5" style:family="text">
      <style:text-properties fo:color="#2aacb8" loext:opacity="100%" fo:font-family="'Liberation Mono'" style:font-family-generic="roman" style:font-pitch="variable" fo:font-style="normal" fo:font-weight="normal" officeooo:rsid="00130bde" style:font-style-asian="normal" style:font-weight-asian="normal"/>
    </style:style>
    <style:style style:name="T6" style:family="text">
      <style:text-properties fo:color="#6aab73" loext:opacity="100%" fo:font-family="'Liberation Mono'" style:font-family-generic="roman" style:font-pitch="variable" fo:font-style="normal" fo:font-weight="normal" style:font-style-asian="normal" style:font-weight-asian="normal"/>
    </style:style>
    <style:style style:name="T7" style:family="text">
      <style:text-properties officeooo:rsid="0016fdc4"/>
    </style:style>
    <style:style style:name="T8" style:family="text">
      <style:text-properties fo:color="#cf8e6d" loext:opacity="100%" fo:font-family="'Liberation Mono'" style:font-family-generic="roman" style:font-pitch="variable" fo:font-size="10.5pt" fo:font-style="normal" fo:font-weight="normal" style:font-size-asian="16.5pt" style:font-style-asian="normal" style:font-weight-asian="normal"/>
    </style:style>
    <style:style style:name="T9" style:family="text">
      <style:text-properties fo:color="#bcbec4" loext:opacity="100%" fo:font-family="'Liberation Mono'" style:font-family-generic="roman" style:font-pitch="variable" fo:font-size="10.5pt" fo:font-style="normal" fo:font-weight="normal" style:font-size-asian="16.5pt" style:font-style-asian="normal" style:font-weight-asian="normal"/>
    </style:style>
    <style:style style:name="T10" style:family="text">
      <style:text-properties fo:color="#2aacb8" loext:opacity="100%" fo:font-family="'Liberation Mono'" style:font-family-generic="roman" style:font-pitch="variable" fo:font-size="10.5pt" fo:font-style="normal" fo:font-weight="normal" style:font-size-asian="16.5pt" style:font-style-asian="normal" style:font-weight-asian="normal"/>
    </style:style>
    <style:style style:name="T11" style:family="text">
      <style:text-properties fo:color="#6aab73" loext:opacity="100%" fo:font-family="'Liberation Mono'" style:font-family-generic="roman" style:font-pitch="variable" fo:font-size="10.5pt" fo:font-style="normal" fo:font-weight="normal" style:font-size-asian="16.5pt" style:font-style-asian="normal" style:font-weight-asian="normal"/>
    </style:style>
    <style:style style:name="T12" style:family="text">
      <style:text-properties fo:color="#7a7e85" loext:opacity="100%" fo:font-family="'Liberation Mono'" style:font-family-generic="roman" style:font-pitch="variable" fo:font-size="10.5pt" fo:font-style="normal" fo:font-weight="normal" style:font-size-asian="16.5pt" style:font-style-asian="normal" style:font-weight-asian="normal"/>
    </style:style>
    <style:style style:name="T13" style:family="text">
      <style:text-properties fo:color="#7a7e85" loext:opacity="100%" fo:font-family="'Liberation Mono'" style:font-family-generic="roman" style:font-pitch="variable" fo:font-size="10.5pt" fo:font-style="normal" fo:font-weight="normal" officeooo:rsid="0016fdc4" style:font-size-asian="16.5pt" style:font-style-asian="normal" style:font-weight-asian="normal"/>
    </style:style>
    <style:style style:name="T14" style:family="text">
      <style:text-properties fo:color="#7a7e85" loext:opacity="100%" fo:font-family="'Liberation Mono'" style:font-family-generic="roman" style:font-pitch="variable" fo:font-size="16.5pt" fo:font-style="normal" fo:font-weight="normal" style:font-size-asian="16.5pt" style:font-style-asian="normal" style:font-weight-asian="normal"/>
    </style:style>
    <style:style style:name="T15" style:family="text">
      <style:text-properties officeooo:rsid="001880a7"/>
    </style:style>
    <style:style style:name="T16" style:family="text">
      <style:text-properties fo:color="#bcbec4" loext:opacity="100%" fo:font-family="'Liberation Mono'" style:font-family-generic="roman" style:font-pitch="variable" fo:font-size="16.5pt" fo:font-style="normal" fo:font-weight="normal" style:font-size-asian="16.5pt" style:font-style-asian="normal" style:font-weight-asian="normal"/>
    </style:style>
    <style:style style:name="T17" style:family="text">
      <style:text-properties officeooo:rsid="001e9439"/>
    </style:style>
    <style:style style:name="T18" style:family="text">
      <style:text-properties officeooo:rsid="001d8a13"/>
    </style:style>
    <style:style style:name="T19" style:family="text">
      <style:text-properties officeooo:rsid="001fef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Soit le programme suivant :</text:p>
          <text:p text:style-name="P2"><text:span text:style-name="T1">int </text:span><text:span text:style-name="T2">main</text:span><text:span text:style-name="T3">(</text:span><text:span text:style-name="T1">int </text:span><text:span text:style-name="T3">argc, </text:span><text:span text:style-name="T1">char </text:span><text:span text:style-name="T3">*argv[]) {<text:line-break/> <text:s text:c="3"/></text:span><text:span text:style-name="T1">int </text:span><text:span text:style-name="T3">i=</text:span><text:span text:style-name="T4">19</text:span><text:span text:style-name="T3">;<text:line-break/> <text:s text:c="3"/></text:span><text:span text:style-name="T1">int </text:span><text:span text:style-name="T3">k =</text:span><text:span text:style-name="T4">5</text:span><text:span text:style-name="T3">;<text:line-break/> <text:s text:c="3"/></text:span><text:span text:style-name="T1">int </text:span><text:span text:style-name="T3">l =</text:span><text:span text:style-name="T4">25</text:span><text:span text:style-name="T3">;<text:line-break/> <text:s text:c="3"/></text:span><text:span text:style-name="T1">for </text:span><text:span text:style-name="T3">(</text:span><text:span text:style-name="T1">int </text:span><text:span text:style-name="T3">j=</text:span><text:span text:style-name="T4">0</text:span><text:span text:style-name="T3">; j &lt; </text:span><text:span text:style-name="T4">10</text:span><text:span text:style-name="T3">; ++j) {<text:line-break/> <text:s text:c="7"/>i =</text:span><text:span text:style-name="T4">10</text:span><text:span text:style-name="T3">;<text:line-break/> <text:s text:c="7"/>k =</text:span><text:span text:style-name="T4">5</text:span><text:span text:style-name="T3">;<text:line-break/> <text:s text:c="7"/>l =</text:span><text:span text:style-name="T4">25</text:span><text:span text:style-name="T3">;<text:line-break/> <text:s text:c="7"/></text:span><text:span text:style-name="T1">while</text:span><text:span text:style-name="T3">( k &gt; </text:span><text:span text:style-name="T4">0</text:span><text:span text:style-name="T3">) {<text:line-break/> <text:s text:c="11"/></text:span><text:span text:style-name="T1">int </text:span><text:span text:style-name="T3">i = </text:span><text:span text:style-name="T5">20</text:span><text:span text:style-name="T3">;<text:line-break/> <text:s text:c="11"/>i += j;<text:line-break/> <text:s text:c="11"/>k = k-</text:span><text:span text:style-name="T4">2</text:span><text:span text:style-name="T3">;<text:line-break/> <text:s text:c="7"/>}<text:line-break/> <text:s text:c="7"/></text:span><text:span text:style-name="T1">while </text:span><text:span text:style-name="T3">(k &lt; </text:span><text:span text:style-name="T4">5</text:span><text:span text:style-name="T3">) {<text:line-break/> <text:s text:c="11"/></text:span><text:span text:style-name="T1">int </text:span><text:span text:style-name="T3">i=</text:span><text:span text:style-name="T4">30</text:span><text:span text:style-name="T3">;<text:line-break/> <text:s text:c="11"/></text:span><text:span text:style-name="T1">int </text:span><text:span text:style-name="T3">l=</text:span><text:span text:style-name="T4">15</text:span><text:span text:style-name="T3">;<text:line-break/> <text:s text:c="11"/>++k;<text:line-break/> <text:s text:c="11"/>i = l;<text:line-break/> <text:s text:c="7"/>}<text:line-break/> <text:s text:c="7"/>printf(</text:span><text:span text:style-name="T6">"%d</text:span><text:span text:style-name="T1">\n</text:span><text:span text:style-name="T6">"</text:span><text:span text:style-name="T3">, i);<text:line-break/> <text:s text:c="3"/>}<text:line-break/> <text:s text:c="3"/></text:span><text:span text:style-name="T1">return </text:span><text:span text:style-name="T4">0</text:span><text:span text:style-name="T3">;<text:line-break/>}</text:span></text:p>
          <text:p text:style-name="P1">Quelle est la première valeur affichée :</text:p>
          <text:p text:style-name="P1"/>
          <text:p text:style-name="P3">a) 10 </text:p>
          <text:p text:style-name="P4">b) 25</text:p>
          <text:p text:style-name="P4">c) 15</text:p>
          <text:p text:style-name="P5">d) 30</text:p>
          <text:p text:style-name="P6">e) <text:s/>erreur</text:p>
          <text:p text:style-name="P6"/>
        </text:list-item>
        <text:list-item>
          <text:p text:style-name="P7"><text:span text:style-name="T7">Complez </text:span>le programme suivant <text:span text:style-name="T7">pour </text:span>affiche<text:span text:style-name="T7">z</text:span> « 0 2 8 0 4 1 » :</text:p>
          <text:p text:style-name="P7"/>
          <text:p text:style-name="P7"><text:span text:style-name="T8">int </text:span><text:span text:style-name="T9">m=</text:span><text:span text:style-name="T10">0</text:span><text:span text:style-name="T9">;<text:line-break/></text:span><text:span text:style-name="T8">int </text:span><text:span text:style-name="T9">n=</text:span><text:span text:style-name="T10">2</text:span><text:span text:style-name="T9">;<text:line-break/></text:span><text:span text:style-name="T8">int </text:span><text:span text:style-name="T9">p=</text:span><text:span text:style-name="T10">7</text:span><text:span text:style-name="T9">;<text:line-break/></text:span><text:span text:style-name="T8">int </text:span><text:span text:style-name="T9">test=</text:span><text:span text:style-name="T10">1</text:span><text:span text:style-name="T9">;<text:line-break/></text:span><text:span text:style-name="T8">do</text:span><text:span text:style-name="T9">{<text:line-break/> <text:s text:c="3"/></text:span><text:span text:style-name="T8">if </text:span><text:span text:style-name="T9">(p % </text:span><text:span text:style-name="T10">2 </text:span><text:span text:style-name="T9">== </text:span><text:span text:style-name="T10">0</text:span><text:span text:style-name="T9">){<text:line-break/> <text:s text:c="7"/>printf(</text:span><text:span text:style-name="T11">" %d %d "</text:span><text:span text:style-name="T9">, p, test);<text:line-break/> <text:s text:c="7"/></text:span><text:span text:style-name="T12">// </text:span><text:span text:style-name="T13">compléter le </text:span><text:span text:style-name="T12">code manquant</text:span><text:span text:style-name="T14"> </text:span><text:span text:style-name="T9"><text:line-break/> <text:s text:c="3"/>}</text:span><text:span text:style-name="T8">else</text:span><text:span text:style-name="T9">{<text:line-break/> <text:s text:c="7"/>printf(</text:span><text:span text:style-name="T11">"%d %d" </text:span><text:span text:style-name="T9">,m ,m+n);<text:line-break/> <text:s text:c="7"/>++p;<text:line-break/> <text:s text:c="3"/>}<text:line-break/> <text:s text:c="3"/>test = !test;<text:line-break/> <text:s text:c="3"/>++m;<text:line-break/>}</text:span><text:span text:style-name="T8">while </text:span><text:span text:style-name="T9">(test || (m &lt; n));</text:span></text:p>
          <text:p text:style-name="P8"/>
          <text:p text:style-name="P8">a) <text:span text:style-name="T15">p /= 2</text:span></text:p>
          <text:p text:style-name="P9">b) p -= 2</text:p>
          <text:p text:style-name="P9">c) p +=2</text:p>
          <text:p text:style-name="P9">d) p *=2</text:p>
        </text:list-item>
      </text:list>
      <text:p text:style-name="P10"/>
      <text:list text:continue-numbering="true" text:style-name="L1">
        <text:list-item>
          <text:p text:style-name="P11">Soit le programme suivant </text:p>
          <text:p text:style-name="P12"><text:span text:style-name="T8">int </text:span><text:span text:style-name="T9">a=</text:span><text:span text:style-name="T10">4</text:span><text:span text:style-name="T9">;<text:line-break/></text:span><text:span text:style-name="T8">int </text:span><text:span text:style-name="T9">b=</text:span><text:span text:style-name="T10">10</text:span><text:span text:style-name="T9">;<text:line-break/></text:span><text:span text:style-name="T8">int </text:span><text:span text:style-name="T9">c=</text:span><text:span text:style-name="T10">6</text:span><text:span text:style-name="T9">;<text:line-break/></text:span><text:span text:style-name="T8">for </text:span><text:span text:style-name="T9">(</text:span><text:span text:style-name="T8">int </text:span><text:span text:style-name="T9">i=</text:span><text:span text:style-name="T10">0</text:span><text:span text:style-name="T9">; i &lt; </text:span><text:span text:style-name="T10">5</text:span><text:span text:style-name="T9">; i += </text:span><text:span text:style-name="T10">2</text:span><text:span text:style-name="T9">) {<text:line-break/> <text:s text:c="3"/></text:span><text:span text:style-name="T8">if </text:span><text:span text:style-name="T9">(a % </text:span><text:span text:style-name="T10">2 </text:span><text:span text:style-name="T9">== </text:span><text:span text:style-name="T10">1</text:span><text:span text:style-name="T9">) {<text:line-break/> <text:s text:c="7"/>a += i;<text:line-break/> <text:s text:c="3"/>} </text:span><text:span text:style-name="T8">else </text:span><text:span text:style-name="T9">{<text:line-break/> <text:s text:c="7"/>--a;<text:line-break/> <text:s text:c="3"/>}<text:line-break/>}<text:line-break/></text:span><text:span text:style-name="T8">if </text:span><text:span text:style-name="T9">(a&gt;b) {<text:line-break/> <text:s text:c="3"/>printf( </text:span><text:span text:style-name="T11">"1 "</text:span><text:span text:style-name="T9">);<text:line-break/>} </text:span><text:span text:style-name="T8">else </text:span><text:span text:style-name="T9">{<text:line-break/> <text:s text:c="3"/></text:span><text:span text:style-name="T8">if </text:span><text:span text:style-name="T9">(a+c &gt; b) {<text:line-break/> <text:s text:c="7"/>printf(</text:span><text:span text:style-name="T11">"2 "</text:span><text:span text:style-name="T9">);<text:line-break/> <text:s text:c="3"/>} </text:span><text:span text:style-name="T8">else </text:span><text:span text:style-name="T9">{<text:line-break/> <text:s text:c="7"/>printf(</text:span><text:span text:style-name="T11">"3 "</text:span><text:span text:style-name="T9">);<text:line-break/> <text:s text:c="3"/>}<text:line-break/>}<text:line-break/></text:span><text:span text:style-name="T8">while </text:span><text:span text:style-name="T9">(a&lt;b) {<text:line-break/> <text:s text:c="3"/>printf(</text:span><text:span text:style-name="T11">"%d "</text:span><text:span text:style-name="T9">, b-a);<text:line-break/> <text:s text:c="3"/>a += </text:span><text:span text:style-name="T10">2</text:span><text:span text:style-name="T9">;</text:span><text:span text:style-name="T16"><text:line-break/>}</text:span></text:p>
          <text:list>
            <text:list-item>
              <text:p text:style-name="P12">Qu’affiche le programme :</text:p>
            </text:list-item>
          </text:list>
        </text:list-item>
      </text:list>
      <text:p text:style-name="P13"/>
      <text:list text:continue-numbering="true" text:style-name="L1">
        <text:list-item>
          <text:list>
            <text:list-item>
              <text:p text:style-name="P12">Modifier le boucle while par boucle do while et donnez le résultat de l’exécution</text:p>
            </text:list-item>
          </text:list>
        </text:list-item>
        <text:list-item>
          <text:p text:style-name="P14">Le but de cet exercice est d'écrire un programme qui permet d'adapter automatiquement, en fonction de nombre de philosophes a dîner, les quantités d'ingrédients nécessaires à la confection d'une une recette <text:s/>de pain,</text:p>
          <text:list>
            <text:list-item>
              <text:p text:style-name="P14">Écrivez un programme pain.cc qui :</text:p>
            </text:list-item>
            <text:list-item>
              <text:p text:style-name="P14">déclare une constante BASE, initialisée à 4, et qui indique le nombre de philosophes pour laquelle est conçue la recette de base ;</text:p>
            </text:list-item>
            <text:list-item>
              <text:p text:style-name="P14">déclare une variable farine, initialisée à 800.0, quantité en grammes nécessaire pour BASE personnes;</text:p>
            </text:list-item>
            <text:list-item>
              <text:p text:style-name="P14">déclare une variable eau, initialisée à <text:span text:style-name="T17">5</text:span>.0, <text:span text:style-name="T17">quantité</text:span> décilitres nécessaire pour BASE personnes ;</text:p>
            </text:list-item>
            <text:list-item>
              <text:p text:style-name="P14">déclare une variable <text:span text:style-name="T17">levure</text:span>, initialisée à 2<text:span text:style-name="T17">0.0</text:span>, <text:span text:style-name="T17">quantité en gramme</text:span> nécessaires pour BASE personnes</text:p>
            </text:list-item>
            <text:list-item>
              <text:p text:style-name="P14">déclare une variable <text:span text:style-name="T17">sel</text:span>, initialisée à <text:span text:style-name="T17">10</text:span>.0, <text:span text:style-name="T17">quantité en gramme</text:span> nécessaire pour BASE personnes ;</text:p>
            </text:list-item>
            <text:list-item>
              <text:p text:style-name="P15">déclare une variable <text:span text:style-name="T17">beurre</text:span>, initialisée à <text:span text:style-name="T17">20</text:span>.0, <text:span text:style-name="T17">quantité en ml</text:span> nécessaire pour BASE personnes ;</text:p>
            </text:list-item>
            <text:list-item>
              <text:p text:style-name="P14">demande à l'utilisateur d'introduire le nombre de <text:span text:style-name="T18">philosophes</text:span> pour lequel on veut préparer la recette ;</text:p>
            </text:list-item>
            <text:list-item>
              <text:p text:style-name="P14">lit la réponse de l'utilisateur et l'enregistre dans une variable nb_<text:span text:style-name="T18">philosophes</text:span> de type entier ;</text:p>
            </text:list-item>
            <text:list-item>
              <text:p text:style-name="P14"><text:span text:style-name="T17">ecrire une fonction </text:span><text:span text:style-name="T19">adapter_quantite</text:span><text:span text:style-name="T17"> qui </text:span>adapte les quantités de chaque ingrédient <text:span text:style-name="T19">qui</text:span> <text:span text:style-name="T19">applique</text:span> une règle de trois ( nouvelle_<text:span text:style-name="T17">quantite</text:span> =quantite_de_base * nb_<text:span text:style-name="T18">philosophes</text:span> / BASE ) , <text:span text:style-name="T17">la fonction doit prendre en paramètre la quantité de base et le nombre de philosophe puis retourne la nouvelle quantité </text:span><text:span text:style-name="T19">au programme principale.</text:span></text:p>
            </text:list-item>
            <text:list-item>
              <text:p text:style-name="P14">et affiche la recette pour le nombre de <text:span text:style-name="T17">philosophes</text:span> voulus selon l'exemple ci-dessous.</text:p>
            </text:list-item>
            <text:list-item>
              <text:p text:style-name="P16">Donner la ligne de commande pour compile votre programme en nomant lexecutable repas.ex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s Christou</meta:initial-creator>
    <meta:creation-date>2025-10-14T21:30:35.037754542</meta:creation-date>
    <dc:date>2025-10-15T02:18:59.267113916</dc:date>
    <dc:creator>Christos Christou</dc:creator>
    <meta:editing-duration>PT18M2S</meta:editing-duration>
    <meta:editing-cycles>1</meta:editing-cycles>
    <meta:generator>LibreOffice/25.2.6.2$Linux_X86_64 LibreOffice_project/40d1a0e1d5bdf1afaeae24d9ece32bbb00fa66a4</meta:generator>
    <meta:document-statistic meta:table-count="0" meta:image-count="0" meta:object-count="0" meta:page-count="2" meta:paragraph-count="31" meta:word-count="504" meta:character-count="2904" meta:non-whitespace-character-count="2153"/>
  </office:meta>
</office:document-meta>
</file>